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3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9.163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line-height="180%" fo:text-align="center"/>
      <style:text-properties fo:color="#ffffff" fo:font-size="18pt" style:font-size-asian="18pt" style:font-size-complex="18pt"/>
    </style:style>
    <style:style style:name="P4" style:family="paragraph">
      <loext:graphic-properties draw:fill-color="#ffffff"/>
      <style:paragraph-properties fo:line-height="110%" fo:text-align="center"/>
      <style:text-properties fo:color="#ffffff" fo:font-size="44pt" style:font-size-asian="44pt" style:font-size-complex="44pt"/>
    </style:style>
    <style:style style:name="P5" style:family="paragraph">
      <style:paragraph-properties fo:line-height="180%" fo:text-align="center"/>
      <style:text-properties fo:color="#ffffff" fo:font-size="44pt" style:font-size-asian="18pt" style:font-size-complex="18pt"/>
    </style:style>
    <style:style style:name="P6" style:family="paragraph">
      <loext:graphic-properties draw:fill-color="#ffffff"/>
      <style:paragraph-properties fo:line-height="180%" fo:text-align="center"/>
      <style:text-properties fo:color="#ffffff" fo:font-size="44pt" style:font-size-asian="18pt" style:font-size-complex="18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808080" fo:font-size="48pt" style:font-size-asian="48pt" style:font-size-complex="4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9.363cm" svg:x="1.4cm" svg:y="0.837cm" presentation:class="subtitle" presentation:user-transformed="true">
          <draw:text-box>
            <text:p><text:span text:style-name="T1">Novo Dia, Novo Tempo</text:span></text:p>
            <text:p><text:span text:style-name="T2">Renascer Prais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4" draw:layer="layout" svg:width="25.199cm" svg:height="19.163cm" svg:x="1.4cm" svg:y="0.837cm" presentation:class="subtitle" presentation:user-transformed="true">
          <draw:text-box>
            <text:p text:style-name="P3"><text:span text:style-name="T3">Quando um novo dia</text:span></text:p>
            <text:p text:style-name="P3"><text:span text:style-name="T3">começa ninguém vê</text:span></text:p>
            <text:p text:style-name="P3"><text:span text:style-name="T3">Mas à meia-noite tudo já mudou</text:span></text:p>
            <text:p text:style-name="P3"><text:span text:style-name="T3">No tempo de Deus vai aparecer</text:span></text:p>
            <text:p text:style-name="P3"><text:span text:style-name="T3">O que Ele já mostrou ao que crê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presentation:style-name="pr3" draw:text-style-name="P4" draw:layer="layout" svg:width="25.199cm" svg:height="20.533cm" svg:x="1.4cm" svg:y="0.152cm" presentation:class="subtitle" presentation:user-transformed="true">
          <draw:text-box>
            <text:p text:style-name="P3"><text:span text:style-name="T3">Nem tudo o que acontece</text:span></text:p>
            <text:p text:style-name="P3"><text:span text:style-name="T3">dá pra entender</text:span></text:p>
            <text:p text:style-name="P3"><text:span text:style-name="T3">Andando pela fé a gente vai vencer</text:span></text:p>
            <text:p text:style-name="P3"><text:span text:style-name="T3">O que quero mais é me</text:span></text:p>
            <text:p text:style-name="P3"><text:span text:style-name="T3">encher do teu poder</text:span></text:p>
            <text:p text:style-name="P3"><text:span text:style-name="T3">Jesus, se estás comigo,</text:span></text:p>
            <text:p text:style-name="P3"><text:span text:style-name="T3">a quem eu temerei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office:forms form:automatic-focus="false" form:apply-design-mode="false"/>
        <draw:frame presentation:style-name="pr1" draw:text-style-name="P4" draw:layer="layout" svg:width="25.199cm" svg:height="19.363cm" svg:x="1.4cm" svg:y="0.837cm" presentation:class="subtitle" presentation:user-transformed="true">
          <draw:text-box>
            <text:p text:style-name="P3"><text:span text:style-name="T3">Novo dia, novo tempo</text:span></text:p>
            <text:p text:style-name="P3"><text:span text:style-name="T3">A fé faz aparecer</text:span></text:p>
            <text:p text:style-name="P3"><text:span text:style-name="T3">O impossível, o inatingível</text:span></text:p>
            <text:p text:style-name="P3"><text:span text:style-name="T3">De repente vai acontec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1" draw:text-style-name="P6" draw:layer="layout" svg:width="25.199cm" svg:height="19.363cm" svg:x="1.4cm" svg:y="0.837cm" presentation:class="subtitle" presentation:user-transformed="true">
          <draw:text-box>
            <text:p text:style-name="P5"><text:span text:style-name="T3">Novo dia, novo tempo</text:span></text:p>
            <text:p text:style-name="P5"><text:span text:style-name="T3">A fé faz aparecer</text:span></text:p>
            <text:p text:style-name="P5"><text:span text:style-name="T3">O impossível, o inatingível</text:span></text:p>
            <text:p text:style-name="P5"><text:span text:style-name="T3">De repente vai acontec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office:forms form:automatic-focus="false" form:apply-design-mode="false"/>
        <draw:frame presentation:style-name="pr3" draw:text-style-name="P6" draw:layer="layout" svg:width="25.199cm" svg:height="19.163cm" svg:x="1.4cm" svg:y="0.837cm" presentation:class="subtitle" presentation:user-transformed="true">
          <draw:text-box>
            <text:p text:style-name="P5"><text:span text:style-name="T3">Quando um novo dia</text:span></text:p>
            <text:p text:style-name="P5"><text:span text:style-name="T3">começa ninguém vê</text:span></text:p>
            <text:p text:style-name="P5"><text:span text:style-name="T3">Mas à meia-noite tudo já mudou</text:span></text:p>
            <text:p text:style-name="P5"><text:span text:style-name="T3">No tempo de Deus vai aparecer</text:span></text:p>
            <text:p text:style-name="P5"><text:span text:style-name="T3">O que Ele já mostrou ao que crê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frame presentation:style-name="pr3" draw:text-style-name="P6" draw:layer="layout" svg:width="25.199cm" svg:height="20.533cm" svg:x="1.4cm" svg:y="0.152cm" presentation:class="subtitle" presentation:user-transformed="true">
          <draw:text-box>
            <text:p text:style-name="P5"><text:span text:style-name="T3">Nem tudo o que acontece</text:span></text:p>
            <text:p text:style-name="P5"><text:span text:style-name="T3">dá pra entender</text:span></text:p>
            <text:p text:style-name="P5"><text:span text:style-name="T3">Andando pela fé a gente vai vencer</text:span></text:p>
            <text:p text:style-name="P5"><text:span text:style-name="T3">O que quero mais é me</text:span></text:p>
            <text:p text:style-name="P5"><text:span text:style-name="T3">encher do teu poder</text:span></text:p>
            <text:p text:style-name="P5"><text:span text:style-name="T3">Jesus, se estás comigo,</text:span></text:p>
            <text:p text:style-name="P5"><text:span text:style-name="T3">a quem eu temerei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office:forms form:automatic-focus="false" form:apply-design-mode="false"/>
        <draw:frame presentation:style-name="pr1" draw:text-style-name="P6" draw:layer="layout" svg:width="25.199cm" svg:height="19.363cm" svg:x="1.4cm" svg:y="0.837cm" presentation:class="subtitle" presentation:user-transformed="true">
          <draw:text-box>
            <text:p text:style-name="P5"><text:span text:style-name="T3">Novo dia, novo tempo</text:span></text:p>
            <text:p text:style-name="P5"><text:span text:style-name="T3">A fé faz aparecer</text:span></text:p>
            <text:p text:style-name="P5"><text:span text:style-name="T3">O impossível, o inatingível</text:span></text:p>
            <text:p text:style-name="P5"><text:span text:style-name="T3">De repente vai acontec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office:forms form:automatic-focus="false" form:apply-design-mode="false"/>
        <draw:frame presentation:style-name="pr1" draw:text-style-name="P6" draw:layer="layout" svg:width="25.199cm" svg:height="19.363cm" svg:x="1.4cm" svg:y="0.837cm" presentation:class="subtitle" presentation:user-transformed="true">
          <draw:text-box>
            <text:p text:style-name="P5"><text:span text:style-name="T3">Novo dia, novo tempo</text:span></text:p>
            <text:p text:style-name="P5"><text:span text:style-name="T3">A fé faz aparecer</text:span></text:p>
            <text:p text:style-name="P5"><text:span text:style-name="T3">O impossível, o inatingível</text:span></text:p>
            <text:p text:style-name="P5"><text:span text:style-name="T3">De repente vai acontec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office:forms form:automatic-focus="false" form:apply-design-mode="false"/>
        <draw:frame presentation:style-name="pr1" draw:text-style-name="P6" draw:layer="layout" svg:width="25.199cm" svg:height="19.363cm" svg:x="1.4cm" svg:y="0.837cm" presentation:class="subtitle" presentation:user-transformed="true">
          <draw:text-box>
            <text:p text:style-name="P5"><text:span text:style-name="T3">Novo dia, novo tempo</text:span></text:p>
            <text:p text:style-name="P5"><text:span text:style-name="T3">A fé faz aparecer</text:span></text:p>
            <text:p text:style-name="P5"><text:span text:style-name="T3">O impossível, o inatingível</text:span></text:p>
            <text:p text:style-name="P5"><text:span text:style-name="T3">De repente vai acontec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zarone </meta:initial-creator>
    <meta:creation-date>2015-09-27T12:53:24.338605149</meta:creation-date>
    <dc:date>2015-10-18T17:13:06.988155154</dc:date>
    <dc:creator>lazarone </dc:creator>
    <meta:editing-duration>PT23M</meta:editing-duration>
    <meta:editing-cycles>22</meta:editing-cycles>
    <meta:generator>LibreOffice/4.4.2.2$Linux_x86 LibreOffice_project/40m0$Build-2</meta:generator>
    <meta:document-statistic meta:object-count="51"/>
  </office:meta>
</office:document-meta>
</file>